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0a1028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0a1028" officeooo:paragraph-rsid="000a1028" style:text-blinking="false" fo:background-color="transparent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8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center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0a1028" style:text-blinking="false" fo:background-color="transparent" style:font-weight-asian="bold" style:font-weight-complex="bold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0a9d68" officeooo:paragraph-rsid="000a9d6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<text:bookmark text:name="docs-internal-guid-a7aa8895-1a31-2bd1-0fe3-11ec8ffb0558"/><text:span text:style-name="T2">Disco RAM</text:span><text:span text:style-name="T1"> </text:span></text:p>
      <text:p text:style-name="P1">Usamos la memoria RAM del ordenador para convertirla en un disco de almacenamiento y así aprovechamos su velocidad (También llamados como almacenamiento temporal de alta velocidad). A continuación diremos ventajas e inconvenientes:</text:p>
      <text:p text:style-name="P2">Ventajas</text:p>
      <text:list xml:id="list6121369890568486918" text:style-name="L1">
        <text:list-item>
          <text:p text:style-name="P6">Tiempo de acceso mejora drásticamente</text:p>
        </text:list-item>
        <text:list-item>
          <text:p text:style-name="P6">Aumenta el rendimiento del PC</text:p>
        </text:list-item>
      </text:list>
      <text:p text:style-name="P1">I<text:span text:style-name="T3">nconvenientes</text:span></text:p>
      <text:list xml:id="list2053986639381748578" text:style-name="L2">
        <text:list-item>
          <text:p text:style-name="P7">Es volátil. Es decir, cuando se reinicie el ordenador perderemos todos los datos que hayamos escrito dentro.</text:p>
        </text:list-item>
        <text:list-item>
          <text:p text:style-name="P7">Su valor es bastante elevado.</text:p>
        </text:list-item>
        <text:list-item>
          <text:p text:style-name="P7">No podemos tener tanto espacio como un Disco Duro convencional.</text:p>
        </text:list-item>
        <text:list-item>
          <text:p text:style-name="P10">Cuantos mas GB de RAM cojamos, menos se nos quedara para usar en ese momento como RAM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5">Escrito por: Giorgi Megutnishvili y Fran Riquelme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0S</meta:editing-duration>
    <meta:editing-cycles>4</meta:editing-cycles>
    <meta:generator>LibreOffice/5.2.3.3$Windows_x86 LibreOffice_project/d54a8868f08a7b39642414cf2c8ef2f228f780cf</meta:generator>
    <dc:date>2016-12-20T04:10:13.920000000</dc:date>
    <meta:document-statistic meta:table-count="0" meta:image-count="0" meta:object-count="0" meta:page-count="1" meta:paragraph-count="11" meta:word-count="108" meta:character-count="670" meta:non-whitespace-character-count="578"/>
    <meta:user-defined meta:name="Info 1"/>
    <meta:user-defined meta:name="Info 2"/>
    <meta:user-defined meta:name="Info 3"/>
    <meta:user-defined meta:name="Info 4"/>
  </office:meta>
</office:document-meta>
</file>